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color="#cccccc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9cdcfe"/>
    </style:style>
    <style:style style:name="T5" style:family="text">
      <style:text-properties fo:color="#d4d4d4"/>
    </style:style>
    <style:style style:name="T6" style:family="text">
      <style:text-properties fo:color="#b5cea8"/>
    </style:style>
    <style:style style:name="T7" style:family="text">
      <style:text-properties fo:color="#569cd6"/>
    </style:style>
    <style:style style:name="T8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10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lução<text:span text:style-name="T12"> </text:span><text:bookmark text:name="docs-internal-guid-f79bd2ed-7fff-7853-e629-ad98755c9664"/><text:span text:style-name="T10">algorítmica</text:span><text:span text:style-name="T12"> <text:s/></text:span>para Tabuada do 9 _ Forma Dissertativa</text:p>
      <text:p text:style-name="Standard"/>
      <text:p text:style-name="Standard">#Informa o que será realizado pelo script:</text:p>
      <text:p text:style-name="Standard"><text:tab/>Neste caso não será solicitado do usuário nenhum dado de entrada, pois o script já será “alimentado” com as informações previas para calcular e apresentar a Tabuada do numero 9;</text:p>
      <text:p text:style-name="Standard">#Criação das variáveis necessarias:</text:p>
      <text:p text:style-name="Standard"><text:tab/>Variavel para operar no primeiro digito (das dezenas);</text:p>
      <text:p text:style-name="Standard"><text:tab/>Outra para operar no segundo digito (das unidades);</text:p>
      <text:p text:style-name="Standard"><text:tab/>E uma terceira para controlar os valores numericos de 0 a 10;</text:p>
      <text:p text:style-name="Standard"><text:tab/>E de uma última variável para armazenar o produto da operação ( Caso no a realize <text:s/>já no comando de saída);</text:p>
      <text:p text:style-name="Standard"><text:tab/>Definição inicial de n = 0;</text:p>
      <text:p text:style-name="Standard"><text:tab/>Definiçaõ da variável digito1= n-1</text:p>
      <text:p text:style-name="Standard"><text:tab/>Definição da variável digito2 = 10-n</text:p>
      <text:p text:style-name="Standard"><text:tab/>Definição da variável produto=0</text:p>
      <text:p text:style-name="Standard"/>
      <text:p text:style-name="Standard">#Execução da operação com utilização das variaveis:</text:p>
      <text:p text:style-name="Standard"><text:tab/>A variável produto recebe a operação = digito1*10+digito2</text:p>
      <text:p text:style-name="Standard"/>
      <text:p text:style-name="Standard">#Impressão da operação: </text:p>
      <text:p text:style-name="Standard"><text:tab/>Imprima na tela para o usuário <text:span text:style-name="T1">“ 9 x n” = produto - onde n e o valor do multiplicador que inicia-se como 0 e o produto e o resultado final da operaçaõ</text:span></text:p>
      <text:p text:style-name="P1"/>
      <text:p text:style-name="P1"># Neste caso, para não utilizar bloco de repetição, teremos que retornar o codigo para fase de execulção, adicionado uma unidade a variavel 'n' e repetir o bloco de execução e impressão outras 9 vezes.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B Januário</meta:initial-creator>
    <meta:creation-date>2024-06-20T19:02:21.51</meta:creation-date>
    <dc:date>2024-06-20T19:34:54.84</dc:date>
    <dc:creator>Ricardo B Januário</dc:creator>
    <meta:editing-duration>PT32M33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18" meta:word-count="206" meta:character-count="1209"/>
  </office:meta>
</office:document-meta>
</file>